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7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SALMIST'S TROUBLE (71:10-1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SALMIST'S TRIUMPH (71:1-7, 9, 12-14, 17-1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SALMIST'S TRIUMPH (71:1-7, 9, 12-14, 17-18):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God is his help (71:1-4, 7,12-13):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God is his help (71:1-4, 7,12-13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Be a defense for me (71:1-4, 7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Bring disgrace on my foes (71:12-13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'S TRIUMPH (71:1-7, 9, 12-14, 17-18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God is his help (71:1-4, 7,12-1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God is his hope (71:5-6, 9, 14, 17-18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God is his hope (71:5-6, 9, 14, 17-18):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Since he was an infant (71: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Since his childhood (71:5, 17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Now that he is old (71:9, 14, 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SALMIST'S TRIUMPH (71:1-7, 9, 12-14, 17-18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God is his help (71:1-4, 7,12-1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God is his hope (71:5-6, 9, 14, 17-1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71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SALMIST'S TROUBLE (71:10-1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SALMIST'S TRIUMPH (71:1-7, 9, 12-14, 17-18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SALMIST'S TESTIMONY (71:8, 15-16, 19-24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THE PSALMIST'S TESTIMONY (71:8, 15-16, 19-24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What the psalmist praises God for (71:8, 16, 19, 22-24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What the psalmist praises God for (71:8, 16, 19, 22-24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r his righteous acts (71:16, 19, 24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or his faithfulness (71:22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PSALMIST'S TESTIMONY (71:8, 15-16, 19-24):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What the psalmist praises God for (71:8, 16, 19, 22-2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When the psalmist praises God (71:8, 15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ow the psalmist praises God (71:22-2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PSALM 71<text:s text:c="1"/></text:span><text:span text:style-name="a581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PSALMIST'S TROUBLE (71:10-11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PSALMIST'S TRIUMPH (71:1-7, 9, 12-14, 17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PSALMIST'S TESTIMONY (71:8, 15-16, 19-2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1 </dc:title>
    <meta:initial-creator>David STRICKLAND</meta:initial-creator>
    <dc:creator>David STRICKLAND</dc:creator>
    <meta:creation-date>2020-02-23T23:19:42Z</meta:creation-date>
    <dc:date>2020-02-23T23:19:42Z</dc:date>
    <meta:template xlink:href="BibleStudy" xlink:type="simple"/>
    <meta:editing-cycles>1</meta:editing-cycles>
    <meta:editing-duration>PT0S</meta:editing-duration>
    <meta:document-statistic meta:paragraph-count="35" meta:word-count="356"/>
  </office:meta>
</office:document-meta>
</file>